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6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539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152cm" draw:fill="none" draw:textarea-vertical-align="middle" loext:decorative="fals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14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0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5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2cm" fo:min-width="1.50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009cm" fo:min-width="0cm" loext:decorative="fals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08cm" fo:min-width="0cm" loext:decorative="false"/>
    </style:style>
    <style:style style:name="gr15" style:family="graphic" style:parent-style-name="objectwithoutfill">
      <style:graphic-properties svg:stroke-width="0.053cm" svg:stroke-color="#0000ff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ff0000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07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olygon draw:style-name="gr2" draw:text-style-name="P1" draw:layer="layout" svg:width="0.836cm" svg:height="3.371cm" svg:x="3.532cm" svg:y="3.106cm" svg:viewBox="0 0 837 3372" draw:points="0,3372 0,344 825,0 837,3359 837,3347">
            <text:p/>
          </draw:polygon>
          <draw:line draw:style-name="gr3" draw:text-style-name="P2" draw:layer="layout" svg:x1="1.128cm" svg:y1="6.479cm" svg:x2="7.104cm" svg:y2="6.479cm">
            <text:p/>
          </draw:line>
          <draw:line draw:style-name="gr3" draw:text-style-name="P2" draw:layer="layout" svg:x1="2.288cm" svg:y1="7.174cm" svg:x2="2.288cm" svg:y2="0.921cm">
            <text:p/>
          </draw:line>
          <draw:path draw:style-name="gr4" draw:text-style-name="P2" draw:layer="layout" svg:width="3.032cm" svg:height="2.691cm" draw:transform="rotate (1.16762526958421) translate (2.66299999942683cm 4.45799999975552cm)" svg:viewBox="0 0 3033 2692" svg:d="M0 0c377 0 577 66 577 66l218 80 297 141 240 135c0 0 205 128 306 236s345 456 345 456c89 157 179 420 175 411s156 515 358 763l517 404">
            <text:p/>
          </draw:path>
          <draw:line draw:style-name="gr5" draw:text-style-name="P2" draw:layer="layout" svg:x1="4.367cm" svg:y1="3.121cm" svg:x2="4.367cm" svg:y2="6.47cm">
            <text:p/>
          </draw:line>
          <draw:line draw:style-name="gr5" draw:text-style-name="P2" draw:layer="layout" svg:x1="3.515cm" svg:y1="3.428cm" svg:x2="2.289cm" svg:y2="3.428cm">
            <text:p/>
          </draw:line>
          <draw:frame draw:style-name="gr6" draw:text-style-name="P3" draw:layer="layout" svg:width="0.423cm" svg:height="0.402cm" svg:x="3.293cm" svg:y="6.53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6" draw:text-style-name="P3" draw:layer="layout" svg:width="0.645cm" svg:height="0.402cm" svg:x="4.179cm" svg:y="6.53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7" draw:text-style-name="P4" xml:id="id1" draw:id="id1" draw:layer="layout" svg:width="2.039cm" svg:height="0.62cm" svg:x="2.677cm" svg:y="1.412cm">
            <draw:text-box>
              <text:p><text:span text:style-name="T1">target curve</text:span></text:p>
            </draw:text-box>
          </draw:frame>
          <draw:connector draw:style-name="gr8" draw:text-style-name="P2" draw:layer="layout" draw:type="curve" svg:x1="3.696cm" svg:y1="2.032cm" svg:x2="5.059cm" svg:y2="3.106cm" draw:start-shape="id1" draw:end-shape="id2" draw:end-glue-point="0" svg:d="M3696 2032c0 805 1363 269 1363 1074" svg:viewBox="0 0 1364 1075">
            <text:p/>
          </draw:connector>
          <draw:custom-shape draw:style-name="gr9" draw:text-style-name="P2" xml:id="id2" draw:id="id2" draw:layer="layout" svg:width="0.28cm" svg:height="0.464cm" svg:x="4.919cm" svg:y="3.10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3" xml:id="id4" draw:id="id4" draw:layer="layout" svg:width="0.554cm" svg:height="0.402cm" svg:x="1.533cm" svg:y="3.22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3" draw:layer="layout" svg:width="1.15cm" svg:height="0.378cm" svg:x="1.667cm" svg:y="0.49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6" draw:text-style-name="P3" draw:layer="layout" svg:width="0.315cm" svg:height="0.351cm" svg:x="7.047cm" svg:y="6.273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style-name="gr5" draw:text-style-name="P2" draw:layer="layout" svg:x1="4.348cm" svg:y1="3.102cm" svg:x2="2.279cm" svg:y2="3.102cm">
            <text:p/>
          </draw:line>
          <draw:frame draw:style-name="gr6" draw:text-style-name="P3" xml:id="id6" draw:id="id6" draw:layer="layout" svg:width="0.776cm" svg:height="0.402cm" svg:x="1.533cm" svg:y="2.79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0" draw:text-style-name="P4" xml:id="id3" draw:id="id3" draw:layer="layout" svg:width="1.205cm" svg:height="0.603cm" svg:x="0.399cm" svg:y="4.227cm">
            <draw:text-box>
              <text:p><text:span text:style-name="T1">given</text:span></text:p>
            </draw:text-box>
          </draw:frame>
          <draw:connector draw:style-name="gr8" draw:text-style-name="P2" draw:layer="layout" draw:type="curve" svg:x1="1.001cm" svg:y1="4.227cm" svg:x2="1.533cm" svg:y2="3.43cm" draw:start-shape="id3" draw:start-glue-point="0" draw:end-shape="id4" draw:end-glue-point="3" svg:d="M1001 4227c0-532 177-797 532-797" svg:viewBox="0 0 533 798">
            <text:p/>
          </draw:connector>
          <draw:frame draw:style-name="gr11" draw:text-style-name="P4" xml:id="id5" draw:id="id5" draw:layer="layout" svg:width="1.857cm" svg:height="0.603cm" svg:x="0cm" svg:y="1.721cm">
            <draw:text-box>
              <text:p><text:span text:style-name="T1">not knwon</text:span></text:p>
            </draw:text-box>
          </draw:frame>
          <draw:connector draw:style-name="gr8" draw:text-style-name="P2" draw:layer="layout" draw:type="curve" svg:x1="0.928cm" svg:y1="2.324cm" svg:x2="1.533cm" svg:y2="2.993cm" draw:start-shape="id5" draw:start-glue-point="2" draw:end-shape="id6" svg:d="M928 2324c0 446 201 669 605 669" svg:viewBox="0 0 606 670">
            <text:p/>
          </draw:connector>
          <draw:line draw:style-name="gr5" draw:text-style-name="P2" draw:layer="layout" svg:x1="3.52cm" svg:y1="6.49cm" svg:x2="3.544cm" svg:y2="3.426cm">
            <text:p/>
          </draw:line>
        </draw:g>
        <draw:polygon draw:style-name="gr2" draw:text-style-name="P1" draw:layer="layout" svg:width="1.291cm" svg:height="3.999cm" svg:x="11.19cm" svg:y="2.5cm" svg:viewBox="0 0 1292 4000" draw:points="0,4000 25,1170 1292,0 1292,3975">
          <text:p/>
        </draw:polygon>
        <draw:line draw:style-name="gr3" draw:text-style-name="P2" draw:layer="layout" svg:x1="7.796cm" svg:y1="6.502cm" svg:x2="14.393cm" svg:y2="6.502cm">
          <text:p/>
        </draw:line>
        <draw:line draw:style-name="gr3" draw:text-style-name="P2" draw:layer="layout" svg:x1="8.678cm" svg:y1="7.067cm" svg:x2="8.678cm" svg:y2="0.993cm">
          <text:p/>
        </draw:line>
        <draw:path draw:style-name="gr4" draw:text-style-name="P2" draw:layer="layout" svg:width="4.044cm" svg:height="2.261cm" draw:transform="rotate (0.18762289458939) translate (9.18261329408554cm 1.85656089260373cm)" svg:viewBox="0 0 4045 2262" svg:d="M0 2238c161 0 618 37 742 20l615-56c125-16 354-53 627-163s493-259 493-259l439-291c202-163 358-294 523-525s364-536 364-536l242-428">
          <text:p/>
        </draw:path>
        <draw:line draw:style-name="gr5" draw:text-style-name="P2" draw:layer="layout" svg:x1="11.205cm" svg:y1="3.649cm" svg:x2="11.205cm" svg:y2="6.522cm">
          <text:p/>
        </draw:line>
        <draw:line draw:style-name="gr5" draw:text-style-name="P2" draw:layer="layout" svg:x1="12.483cm" svg:y1="2.499cm" svg:x2="12.483cm" svg:y2="6.512cm">
          <text:p/>
        </draw:line>
        <draw:line draw:style-name="gr5" draw:text-style-name="P2" draw:layer="layout" svg:x1="11.175cm" svg:y1="3.668cm" svg:x2="8.678cm" svg:y2="3.668cm">
          <text:p/>
        </draw:line>
        <draw:line draw:style-name="gr5" draw:text-style-name="P2" draw:layer="layout" svg:x1="12.464cm" svg:y1="2.525cm" svg:x2="8.678cm" svg:y2="2.516cm">
          <text:p/>
        </draw:line>
        <draw:frame draw:style-name="gr6" draw:text-style-name="P3" draw:layer="layout" svg:width="0.423cm" svg:height="0.402cm" svg:x="11.001cm" svg:y="6.5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0.645cm" svg:height="0.402cm" svg:x="12.319cm" svg:y="6.5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3" draw:layer="layout" svg:width="0.486cm" svg:height="0.402cm" svg:x="7.987cm" svg:y="3.4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3" draw:layer="layout" svg:width="0.708cm" svg:height="0.402cm" svg:x="7.987cm" svg:y="2.2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3" draw:layer="layout" svg:width="0.746cm" svg:height="0.378cm" svg:x="8.276cm" svg:y="0.5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3" draw:layer="layout" svg:width="0.315cm" svg:height="0.351cm" svg:x="14.484cm" svg:y="6.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8" draw:text-style-name="P2" draw:layer="layout" draw:type="curve" svg:x1="14.054cm" svg:y1="2.855cm" svg:x2="12.772cm" svg:y2="2.239cm" draw:start-shape="id7" draw:start-glue-point="0" draw:end-shape="id8" draw:end-glue-point="1" svg:d="M14054 2855c0-411-427-616-1282-616" svg:viewBox="0 0 1283 617">
          <text:p/>
        </draw:connector>
        <draw:frame draw:style-name="gr12" draw:text-style-name="P4" xml:id="id9" draw:id="id9" draw:layer="layout" svg:width="2.001cm" svg:height="0.603cm" svg:x="9.394cm" svg:y="0.846cm">
          <draw:text-box>
            <text:p><text:span text:style-name="T1">target curve</text:span></text:p>
          </draw:text-box>
        </draw:frame>
        <draw:custom-shape draw:style-name="gr13" draw:text-style-name="P2" xml:id="id10" draw:id="id10" draw:layer="layout" svg:width="0.278cm" svg:height="0.259cm" svg:x="12.663cm" svg:y="1.981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1.395cm" svg:y1="1.147cm" svg:x2="12.802cm" svg:y2="1.981cm" draw:start-shape="id9" draw:start-glue-point="1" draw:end-shape="id10" draw:end-glue-point="0" svg:d="M11395 1147c938 0 1407 278 1407 834" svg:viewBox="0 0 1408 835">
          <text:p/>
        </draw:connector>
        <draw:custom-shape draw:style-name="gr14" draw:text-style-name="P2" draw:layer="layout" svg:width="0.278cm" svg:height="0.33cm" svg:x="11.996cm" svg:y="2.837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939cm" svg:y1="4.285cm" svg:x2="12.827cm" svg:y2="2.907cm">
          <text:p/>
        </draw:line>
        <draw:line draw:style-name="gr16" draw:text-style-name="P2" draw:layer="layout" svg:x1="11.18cm" svg:y1="3.672cm" svg:x2="12.47cm" svg:y2="2.497cm">
          <text:p/>
        </draw:line>
        <draw:connector draw:style-name="gr8" draw:text-style-name="P2" draw:layer="layout" draw:type="curve" svg:x1="10.926cm" svg:y1="2.984cm" svg:x2="11.927cm" svg:y2="2.987cm" draw:start-shape="id11" draw:end-shape="id12" draw:end-glue-point="3" svg:d="M10926 2984c751 0 251 3 1001 3" svg:viewBox="0 0 1002 4">
          <text:p/>
        </draw:connector>
        <draw:custom-shape draw:style-name="gr13" draw:text-style-name="P2" xml:id="id12" draw:id="id12" draw:layer="layout" svg:width="0.278cm" svg:height="0.259cm" svg:x="11.927cm" svg:y="2.858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3" draw:id="id13" draw:layer="layout" svg:width="1.424cm" svg:height="0.402cm" svg:x="8.838cm" svg:y="4.4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7" draw:text-style-name="P2" xml:id="id14" draw:id="id14" draw:layer="layout" svg:width="0.289cm" svg:height="0.32cm" svg:x="10.712cm" svg:y="3.544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262cm" svg:y1="4.607cm" svg:x2="10.856cm" svg:y2="3.864cm" draw:start-shape="id13" draw:start-glue-point="1" draw:end-shape="id14" draw:end-glue-point="2" svg:d="M10262 4607c396 0 594-247 594-743" svg:viewBox="0 0 595 744">
          <text:p/>
        </draw:connector>
        <draw:line draw:style-name="gr15" draw:text-style-name="P2" draw:layer="layout" svg:x1="13.122cm" svg:y1="1.787cm" svg:x2="11.166cm" svg:y2="4.248cm">
          <text:p/>
        </draw:line>
        <draw:frame draw:style-name="gr6" draw:text-style-name="P3" xml:id="id7" draw:id="id7" draw:layer="layout" svg:width="1.424cm" svg:height="0.402cm" svg:x="13.342cm" svg:y="2.8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7" draw:text-style-name="P2" xml:id="id8" draw:id="id8" draw:layer="layout" svg:width="0.289cm" svg:height="0.32cm" svg:x="12.483cm" svg:y="2.079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1" draw:id="id11" draw:layer="layout" svg:width="2.177cm" svg:height="0.885cm" svg:x="8.749cm" svg:y="2.5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7T15:59:52</meta:creation-date>
    <dc:date>2024-04-23T12:42:02.249777858</dc:date>
    <meta:editing-duration>PT26M58S</meta:editing-duration>
    <meta:editing-cycles>12</meta:editing-cycles>
    <meta:generator>LibreOffice/24.2.2.2$Linux_X86_64 LibreOffice_project/420$Build-2</meta:generator>
    <meta:document-statistic meta:object-count="52"/>
  </office:meta>
</office:document-meta>
</file>

<file path=Object 1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</annotation>
  </semantics>
</math>
</file>

<file path=Object 10/content.xml><?xml version="1.0" encoding="utf-8"?>
<math xmlns="http://www.w3.org/1998/Math/MathML">
  <semantics>
    <mrow>
      <mstyle mathsize="9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x_{n+1}}</annotation>
  </semantics>
</math>
</file>

<file path=Object 11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12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
</annotation>
  </semantics>
</math>
</file>

<file path=Object 13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1</mn>
              </msub>
            </mrow>
          </mrow>
        </mrow>
      </mstyle>
    </mrow>
    <annotation encoding="StarMath 5.0">size 9 {"slope" = k_1}</annotation>
  </semantics>
</math>
</file>

<file path=Object 14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2</mn>
              </msub>
            </mrow>
          </mrow>
        </mrow>
      </mstyle>
    </mrow>
    <annotation encoding="StarMath 5.0">size 9 {"slope" = k_2}</annotation>
  </semantics>
</math>
</file>

<file path=Object 15/content.xml><?xml version="1.0" encoding="utf-8"?>
<math xmlns="http://www.w3.org/1998/Math/MathML">
  <semantics>
    <mrow>
      <mstyle mathsize="10pt">
        <mrow>
          <mrow>
            <mrow>
              <mtext>slope</mtext>
              <mo stretchy="false">=</mo>
              <mfrac>
                <mrow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  <mn>2</mn>
              </mfrac>
            </mrow>
          </mrow>
        </mrow>
      </mstyle>
    </mrow>
    <annotation encoding="StarMath 5.0">size 10 {"slope"= {k_1+k_2} over 2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F</mi>
              <mi>n</mi>
            </msub>
          </mrow>
        </mrow>
      </mstyle>
    </mrow>
    <annotation encoding="StarMath 5.0">size 9 {F_n}</annotation>
  </semantics>
</math>
</file>

<file path=Object 4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9 {F(x,t)}</annotation>
  </semantics>
</math>
</file>

<file path=Object 5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</annotation>
  </semantics>
</math>
</file>

<file path=Object 6/content.xml><?xml version="1.0" encoding="utf-8"?>
<math xmlns="http://www.w3.org/1998/Math/MathML">
  <semantics>
    <mrow>
      <mstyle mathsize="9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F_{n+1}}</annotation>
  </semantics>
</math>
</file>

<file path=Object 7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
</annotation>
  </semantics>
</math>
</file>

<file path=Object 8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9/content.xml><?xml version="1.0" encoding="utf-8"?>
<math xmlns="http://www.w3.org/1998/Math/MathML">
  <semantics>
    <mrow>
      <mstyle mathsize="9pt">
        <mrow>
          <mrow>
            <msub>
              <mi>x</mi>
              <mi>n</mi>
            </msub>
          </mrow>
        </mrow>
      </mstyle>
    </mrow>
    <annotation encoding="StarMath 5.0">size 9 {x_n}</annotation>
  </semantics>
</math>
</file>